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dc52" officeooo:paragraph-rsid="0013dc52"/>
    </style:style>
    <style:style style:name="P2" style:family="paragraph" style:parent-style-name="Standard">
      <style:text-properties fo:color="#ce181e" officeooo:rsid="0013dc52" officeooo:paragraph-rsid="0013dc52"/>
    </style:style>
    <style:style style:name="P3" style:family="paragraph" style:parent-style-name="Standard">
      <style:text-properties officeooo:rsid="0014e6ee" officeooo:paragraph-rsid="0014e6ee"/>
    </style:style>
    <style:style style:name="P4" style:family="paragraph" style:parent-style-name="Standard">
      <style:text-properties officeooo:rsid="00165d13" officeooo:paragraph-rsid="00165d13"/>
    </style:style>
    <style:style style:name="T1" style:family="text">
      <style:text-properties officeooo:rsid="0014e6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4 <text:s/>Ex<text:span text:style-name="T1">2</text:span></text:p>
      <text:p text:style-name="P1">vulgaris@vulgaris:~/Documents/OS/LAB4$ ps -u</text:p>
      <text:p text:style-name="P1">USER <text:s text:c="6"/>PID %CPU %MEM <text:s text:c="3"/>VSZ <text:s text:c="2"/>RSS TTY <text:s text:c="5"/>STAT START <text:s text:c="2"/>TIME COMMAND</text:p>
      <text:p text:style-name="P1">vulgaris <text:s/>1106 <text:s/>0.0 <text:s/>0.0 212128 <text:s/>5956 tty1 <text:s text:c="4"/>Ssl+ 08:08 <text:s text:c="2"/>0:00 /usr/lib/gdm3/gdm-x-session --run-script</text:p>
      <text:p text:style-name="P1">vulgaris <text:s/>1108 <text:s/>4.2 <text:s/>2.2 1122336 363008 tty1 <text:s text:c="2"/>Sl+ <text:s/>08:08 <text:s/>25:06 /usr/lib/xorg/Xorg vt1 -displayfd 3 -aut</text:p>
      <text:p text:style-name="P1">vulgaris <text:s/>1138 <text:s/>0.0 <text:s/>0.0 559332 14280 tty1 <text:s text:c="4"/>Sl+ <text:s/>08:08 <text:s text:c="2"/>0:00 /usr/lib/gnome-session/gnome-session-bin</text:p>
      <text:p text:style-name="P1">vulgaris <text:s/>1287 <text:s/>2.6 <text:s/>1.6 3903844 277184 tty1 <text:s text:c="2"/>Sl+ <text:s/>08:08 <text:s/>15:23 /usr/bin/gnome-shell</text:p>
      <text:p text:style-name="P1">vulgaris <text:s/>1359 <text:s/>0.0 <text:s/>0.0 362044 <text:s/>8348 tty1 <text:s text:c="4"/>Sl <text:s text:c="2"/>08:08 <text:s text:c="2"/>0:22 ibus-daemon --xim --panel disable</text:p>
      <text:p text:style-name="P1">vulgaris <text:s/>1363 <text:s/>0.0 <text:s/>0.0 280752 <text:s/>6640 tty1 <text:s text:c="4"/>Sl <text:s text:c="2"/>08:08 <text:s text:c="2"/>0:00 /usr/lib/ibus/ibus-dconf</text:p>
      <text:p text:style-name="P1">vulgaris <text:s/>1365 <text:s/>0.0 <text:s/>0.1 344120 21436 tty1 <text:s text:c="4"/>Sl <text:s text:c="2"/>08:08 <text:s text:c="2"/>0:00 /usr/lib/ibus/ibus-x11 --kill-daemon</text:p>
      <text:p text:style-name="P1">vulgaris <text:s/>1438 <text:s/>0.0 <text:s/>0.1 798428 25416 tty1 <text:s text:c="4"/>Sl+ <text:s/>08:08 <text:s text:c="2"/>0:00 /usr/lib/gnome-settings-daemon/gsd-power</text:p>
      <text:p text:style-name="P1">vulgaris <text:s/>1439 <text:s/>0.0 <text:s/>0.0 349324 10468 tty1 <text:s text:c="4"/>Sl+ <text:s/>08:08 <text:s text:c="2"/>0:00 /usr/lib/gnome-settings-daemon/gsd-print</text:p>
      <text:p text:style-name="P1">vulgaris <text:s/>1440 <text:s/>0.0 <text:s/>0.0 423344 <text:s/>5936 tty1 <text:s text:c="4"/>Sl+ <text:s/>08:08 <text:s text:c="2"/>0:00 /usr/lib/gnome-settings-daemon/gsd-rfkil</text:p>
      <text:p text:style-name="P1">vulgaris <text:s/>1441 <text:s/>0.0 <text:s/>0.0 275732 <text:s/>4992 tty1 <text:s text:c="4"/>Sl+ <text:s/>08:08 <text:s text:c="2"/>0:00 /usr/lib/gnome-settings-daemon/gsd-scree</text:p>
      <text:p text:style-name="P1">vulgaris <text:s/>1442 <text:s/>0.0 <text:s/>0.0 452972 <text:s/>9864 tty1 <text:s text:c="4"/>Sl+ <text:s/>08:08 <text:s text:c="2"/>0:01 /usr/lib/gnome-settings-daemon/gsd-shari</text:p>
      <text:p text:style-name="P1">vulgaris <text:s/>1445 <text:s/>0.0 <text:s/>0.0 377940 <text:s/>8020 tty1 <text:s text:c="4"/>Sl+ <text:s/>08:08 <text:s text:c="2"/>0:00 /usr/lib/gnome-settings-daemon/gsd-smart</text:p>
      <text:p text:style-name="P1">vulgaris <text:s/>1452 <text:s/>0.0 <text:s/>0.0 332864 <text:s/>8236 tty1 <text:s text:c="4"/>Sl+ <text:s/>08:08 <text:s text:c="2"/>0:00 /usr/lib/gnome-settings-daemon/gsd-sound</text:p>
      <text:p text:style-name="P1">vulgaris <text:s/>1458 <text:s/>0.0 <text:s/>0.1 494688 22568 tty1 <text:s text:c="4"/>Sl+ <text:s/>08:08 <text:s text:c="2"/>0:00 /usr/lib/gnome-settings-daemon/gsd-xsett</text:p>
      <text:p text:style-name="P1">vulgaris <text:s/>1459 <text:s/>0.0 <text:s/>0.1 428612 22152 tty1 <text:s text:c="4"/>Sl+ <text:s/>08:08 <text:s text:c="2"/>0:00 /usr/lib/gnome-settings-daemon/gsd-wacom</text:p>
      <text:p text:style-name="P1">vulgaris <text:s/>1471 <text:s/>0.0 <text:s/>0.0 278164 <text:s/>5952 tty1 <text:s text:c="4"/>Sl+ <text:s/>08:08 <text:s text:c="2"/>0:00 /usr/lib/gnome-settings-daemon/gsd-a11y-</text:p>
      <text:p text:style-name="P1">vulgaris <text:s/>1473 <text:s/>0.0 <text:s/>0.1 668204 23564 tty1 <text:s text:c="4"/>Sl+ <text:s/>08:08 <text:s text:c="2"/>0:01 /usr/lib/gnome-settings-daemon/gsd-color</text:p>
      <text:p text:style-name="P1">vulgaris <text:s/>1478 <text:s/>0.0 <text:s/>0.1 343740 20752 tty1 <text:s text:c="4"/>Sl+ <text:s/>08:08 <text:s text:c="2"/>0:00 /usr/lib/gnome-settings-daemon/gsd-clipb</text:p>
      <text:p text:style-name="P1">vulgaris <text:s/>1482 <text:s/>0.0 <text:s/>0.0 364452 <text:s/>7092 tty1 <text:s text:c="4"/>Sl+ <text:s/>08:08 <text:s text:c="2"/>0:00 /usr/lib/gnome-settings-daemon/gsd-house</text:p>
      <text:p text:style-name="P1">vulgaris <text:s/>1484 <text:s/>0.0 <text:s/>0.0 469736 13640 tty1 <text:s text:c="4"/>Sl+ <text:s/>08:08 <text:s text:c="2"/>0:00 /usr/lib/gnome-settings-daemon/gsd-datet</text:p>
      <text:p text:style-name="P1">vulgaris <text:s/>1489 <text:s/>0.0 <text:s/>0.1 1343808 24548 tty1 <text:s text:c="3"/>Sl+ <text:s/>08:08 <text:s text:c="2"/>0:01 /usr/lib/gnome-settings-daemon/gsd-media</text:p>
      <text:p text:style-name="P1">vulgaris <text:s/>1490 <text:s/>0.0 <text:s/>0.1 498156 21312 tty1 <text:s text:c="4"/>Sl+ <text:s/>08:08 <text:s text:c="2"/>0:00 /usr/lib/gnome-settings-daemon/gsd-keybo</text:p>
      <text:p text:style-name="P1">vulgaris <text:s/>1491 <text:s/>0.0 <text:s/>0.0 278168 <text:s/>5972 tty1 <text:s text:c="4"/>Sl+ <text:s/>08:08 <text:s text:c="2"/>0:00 /usr/lib/gnome-settings-daemon/gsd-mouse</text:p>
      <text:p text:style-name="P1">vulgaris <text:s/>1514 <text:s/>0.0 <text:s/>0.0 508760 12620 tty1 <text:s text:c="4"/>Sl+ <text:s/>08:08 <text:s text:c="2"/>0:00 /usr/lib/gnome-settings-daemon/gsd-print</text:p>
      <text:p text:style-name="P1">vulgaris <text:s/>1550 <text:s/>0.0 <text:s/>0.6 1023164 111848 tty1 <text:s text:c="2"/>Sl+ <text:s/>08:08 <text:s text:c="2"/>0:02 nautilus-desktop</text:p>
      <text:p text:style-name="P1">vulgaris <text:s/>1554 <text:s/>0.0 <text:s/>0.9 1320768 150204 tty1 <text:s text:c="2"/>SLl+ 08:08 <text:s text:c="2"/>0:03 /usr/bin/gnome-software --gapplication-s</text:p>
      <text:p text:style-name="P1"><text:soft-page-break/>vulgaris <text:s/>1559 <text:s/>0.0 <text:s/>0.0 271932 <text:s/>6448 tty1 <text:s text:c="4"/>Sl+ <text:s/>08:08 <text:s text:c="2"/>0:00 /usr/lib/gnome-disk-utility/gsd-disk-uti</text:p>
      <text:p text:style-name="P1">vulgaris <text:s/>1605 <text:s/>0.0 <text:s/>0.0 204888 <text:s/>6728 tty1 <text:s text:c="4"/>Sl <text:s text:c="2"/>08:08 <text:s text:c="2"/>0:07 /usr/lib/ibus/ibus-engine-simple</text:p>
      <text:p text:style-name="P1">vulgaris <text:s/>1708 12.0 <text:s/>3.2 2898728 523348 tty1 <text:s text:c="2"/>Sl+ <text:s/>08:08 <text:s/>70:51 /usr/lib/firefox/firefox -new-window</text:p>
      <text:p text:style-name="P1">vulgaris <text:s/>1789 <text:s/>0.0 <text:s/>1.3 1707564 214788 tty1 <text:s text:c="2"/>Sl+ <text:s/>08:08 <text:s text:c="2"/>0:11 /usr/lib/firefox/firefox -contentproc -c</text:p>
      <text:p text:style-name="P1">vulgaris <text:s/>1862 <text:s/>0.2 <text:s/>1.6 1850160 267444 tty1 <text:s text:c="2"/>Sl+ <text:s/>08:08 <text:s text:c="2"/>1:40 /usr/lib/firefox/firefox -contentproc -c</text:p>
      <text:p text:style-name="P1">vulgaris <text:s/>2196 <text:s/>0.0 <text:s/>0.1 594864 27212 tty1 <text:s text:c="4"/>Sl+ <text:s/>08:09 <text:s text:c="2"/>0:00 update-notifier</text:p>
      <text:p text:style-name="P1">vulgaris <text:s/>2217 <text:s/>0.0 <text:s/>0.1 787624 31756 tty1 <text:s text:c="4"/>Sl+ <text:s/>08:10 <text:s text:c="2"/>0:00 /usr/lib/deja-dup/deja-dup-monitor</text:p>
      <text:p text:style-name="P1">vulgaris <text:s/>3266 <text:s/>0.0 <text:s/>0.0 <text:s/>29692 <text:s/>4924 pts/0 <text:s text:c="3"/>Ss <text:s text:c="2"/>09:40 <text:s text:c="2"/>0:00 bash</text:p>
      <text:p text:style-name="P1">vulgaris <text:s/>3319 <text:s/>0.0 <text:s/>0.0 <text:s/>29688 <text:s/>4936 pts/2 <text:s text:c="3"/>Ss <text:s text:c="2"/>09:40 <text:s text:c="2"/>0:00 bash</text:p>
      <text:p text:style-name="P1">vulgaris <text:s/>4438 13.9 <text:s/>2.7 2172776 442856 tty1 <text:s text:c="2"/>Sl+ <text:s/>15:46 <text:s/>18:17 /usr/lib/firefox/firefox -contentproc -c</text:p>
      <text:p text:style-name="P1">vulgaris <text:s/>4485 <text:s/>0.0 <text:s/>0.0 524124 <text:s/>7712 tty1 <text:s text:c="4"/>Sl+ <text:s/>15:46 <text:s text:c="2"/>0:00 /usr/lib/speech-dispatcher-modules/sd_es</text:p>
      <text:p text:style-name="P1">vulgaris <text:s/>4491 <text:s/>0.0 <text:s/>0.0 421364 <text:s/>5364 tty1 <text:s text:c="4"/>Sl+ <text:s/>15:46 <text:s text:c="2"/>0:00 /usr/lib/speech-dispatcher-modules/sd_ge</text:p>
      <text:p text:style-name="P1">vulgaris <text:s/>4494 <text:s/>0.0 <text:s/>0.0 421340 <text:s/>5204 tty1 <text:s text:c="4"/>Sl+ <text:s/>15:46 <text:s text:c="2"/>0:00 /usr/lib/speech-dispatcher-modules/sd_du</text:p>
      <text:p text:style-name="P1">vulgaris <text:s/>4702 <text:s/>2.7 <text:s/>0.2 390796 37932 tty1 <text:s text:c="4"/>Sl+ <text:s/>16:11 <text:s text:c="2"/>2:55 /usr/lib/firefox/plugin-container /home/</text:p>
      <text:p text:style-name="P1">vulgaris 12888 <text:s/>0.0 <text:s/>0.5 1504968 82688 tty1 <text:s text:c="3"/>Sl+ <text:s/>17:44 <text:s text:c="2"/>0:00 /usr/lib/firefox/firefox -contentproc -c</text:p>
      <text:p text:style-name="P1">vulgaris 14094 <text:s/>0.0 <text:s/>0.0 <text:s text:c="2"/>4508 <text:s text:c="2"/>740 pts/0 <text:s text:c="3"/>T <text:s text:c="3"/>17:56 <text:s text:c="2"/>0:00 ./parent-child2</text:p>
      <text:p text:style-name="P1">vulgaris 14095 <text:s/>0.0 <text:s/>0.0 <text:s text:c="2"/>4508 <text:s text:c="3"/>76 pts/0 <text:s text:c="3"/>T <text:s text:c="3"/>17:56 <text:s text:c="2"/>0:00 ./parent-child2</text:p>
      <text:p text:style-name="P1">vulgaris 14173 <text:s/>0.0 <text:s/>0.0 <text:s text:c="2"/>4508 <text:s text:c="2"/>740 pts/0 <text:s text:c="3"/>S+ <text:s text:c="2"/>17:57 <text:s text:c="2"/>0:00 ./parent-child2</text:p>
      <text:p text:style-name="P2">vulgaris 14174 <text:s/>0.0 <text:s/>0.0 <text:s text:c="2"/>4508 <text:s text:c="3"/>76 pts/0 <text:s text:c="3"/>S+ <text:s text:c="2"/>17:57 <text:s text:c="2"/>0:00 ./parent-child2</text:p>
      <text:p text:style-name="P1">vulgaris 14188 <text:s/>0.0 <text:s/>0.0 <text:s/>46772 <text:s/>3732 pts/2 <text:s text:c="3"/>R+ <text:s text:c="2"/>17:57 <text:s text:c="2"/>0:00 ps -u</text:p>
      <text:p text:style-name="P1"/>
      <text:p text:style-name="P3">Killing this process with following command:</text:p>
      <text:p text:style-name="P1"/>
      <text:p text:style-name="P1">vulgaris@vulgaris:~/Documents/OS/LAB4$ sudo pkill -9 14174</text:p>
      <text:p text:style-name="P1">[sudo] password for vulgaris: </text:p>
      <text:p text:style-name="P1">vulgaris@vulgaris:~/Documents/OS/LAB4$ ps -u</text:p>
      <text:p text:style-name="P1">USER <text:s text:c="6"/>PID %CPU %MEM <text:s text:c="3"/>VSZ <text:s text:c="2"/>RSS TTY <text:s text:c="5"/>STAT START <text:s text:c="2"/>TIME COMMAND</text:p>
      <text:p text:style-name="P1">vulgaris <text:s/>1106 <text:s/>0.0 <text:s/>0.0 212128 <text:s/>5956 tty1 <text:s text:c="4"/>Ssl+ 08:08 <text:s text:c="2"/>0:00 /usr/lib/gdm3/gdm-x-session --run-script</text:p>
      <text:p text:style-name="P1">vulgaris <text:s/>1108 <text:s/>4.2 <text:s/>2.2 1122140 363152 tty1 <text:s text:c="2"/>Sl+ <text:s/>08:08 <text:s/>25:08 /usr/lib/xorg/Xorg vt1 -displayfd 3 -aut</text:p>
      <text:p text:style-name="P1">vulgaris <text:s/>1138 <text:s/>0.0 <text:s/>0.0 559332 14280 tty1 <text:s text:c="4"/>Sl+ <text:s/>08:08 <text:s text:c="2"/>0:00 /usr/lib/gnome-session/gnome-session-bin</text:p>
      <text:p text:style-name="P1">vulgaris <text:s/>1287 <text:s/>2.6 <text:s/>1.6 3903904 277248 tty1 <text:s text:c="2"/>Sl+ <text:s/>08:08 <text:s/>15:26 /usr/bin/gnome-shell</text:p>
      <text:p text:style-name="P1">vulgaris <text:s/>1359 <text:s/>0.0 <text:s/>0.0 362044 <text:s/>8348 tty1 <text:s text:c="4"/>Sl <text:s text:c="2"/>08:08 <text:s text:c="2"/>0:23 ibus-daemon --xim --panel disable</text:p>
      <text:p text:style-name="P1">vulgaris <text:s/>1363 <text:s/>0.0 <text:s/>0.0 280752 <text:s/>6640 tty1 <text:s text:c="4"/>Sl <text:s text:c="2"/>08:08 <text:s text:c="2"/>0:00 /usr/lib/ibus/ibus-dconf</text:p>
      <text:p text:style-name="P1">vulgaris <text:s/>1365 <text:s/>0.0 <text:s/>0.1 344120 21436 tty1 <text:s text:c="4"/>Sl <text:s text:c="2"/>08:08 <text:s text:c="2"/>0:00 /usr/lib/ibus/ibus-x11 --kill-daemon</text:p>
      <text:p text:style-name="P1">vulgaris <text:s/>1438 <text:s/>0.0 <text:s/>0.1 798428 25416 tty1 <text:s text:c="4"/>Sl+ <text:s/>08:08 <text:s text:c="2"/>0:00 /usr/lib/gnome-settings-daemon/gsd-power</text:p>
      <text:p text:style-name="P1">vulgaris <text:s/>1439 <text:s/>0.0 <text:s/>0.0 349324 10468 tty1 <text:s text:c="4"/>Sl+ <text:s/>08:08 <text:s text:c="2"/>0:00 /usr/lib/gnome-settings-daemon/gsd-print</text:p>
      <text:p text:style-name="P1"><text:soft-page-break/>vulgaris <text:s/>1440 <text:s/>0.0 <text:s/>0.0 423344 <text:s/>5936 tty1 <text:s text:c="4"/>Sl+ <text:s/>08:08 <text:s text:c="2"/>0:00 /usr/lib/gnome-settings-daemon/gsd-rfkil</text:p>
      <text:p text:style-name="P1">vulgaris <text:s/>1441 <text:s/>0.0 <text:s/>0.0 275732 <text:s/>4992 tty1 <text:s text:c="4"/>Sl+ <text:s/>08:08 <text:s text:c="2"/>0:00 /usr/lib/gnome-settings-daemon/gsd-scree</text:p>
      <text:p text:style-name="P1">vulgaris <text:s/>1442 <text:s/>0.0 <text:s/>0.0 452972 <text:s/>9864 tty1 <text:s text:c="4"/>Sl+ <text:s/>08:08 <text:s text:c="2"/>0:01 /usr/lib/gnome-settings-daemon/gsd-shari</text:p>
      <text:p text:style-name="P1">vulgaris <text:s/>1445 <text:s/>0.0 <text:s/>0.0 377940 <text:s/>8020 tty1 <text:s text:c="4"/>Sl+ <text:s/>08:08 <text:s text:c="2"/>0:00 /usr/lib/gnome-settings-daemon/gsd-smart</text:p>
      <text:p text:style-name="P1">vulgaris <text:s/>1452 <text:s/>0.0 <text:s/>0.0 332864 <text:s/>8236 tty1 <text:s text:c="4"/>Sl+ <text:s/>08:08 <text:s text:c="2"/>0:00 /usr/lib/gnome-settings-daemon/gsd-sound</text:p>
      <text:p text:style-name="P1">vulgaris <text:s/>1458 <text:s/>0.0 <text:s/>0.1 494688 22568 tty1 <text:s text:c="4"/>Sl+ <text:s/>08:08 <text:s text:c="2"/>0:00 /usr/lib/gnome-settings-daemon/gsd-xsett</text:p>
      <text:p text:style-name="P1">vulgaris <text:s/>1459 <text:s/>0.0 <text:s/>0.1 428612 22152 tty1 <text:s text:c="4"/>Sl+ <text:s/>08:08 <text:s text:c="2"/>0:00 /usr/lib/gnome-settings-daemon/gsd-wacom</text:p>
      <text:p text:style-name="P1">vulgaris <text:s/>1471 <text:s/>0.0 <text:s/>0.0 278164 <text:s/>5952 tty1 <text:s text:c="4"/>Sl+ <text:s/>08:08 <text:s text:c="2"/>0:00 /usr/lib/gnome-settings-daemon/gsd-a11y-</text:p>
      <text:p text:style-name="P1">vulgaris <text:s/>1473 <text:s/>0.0 <text:s/>0.1 668204 23564 tty1 <text:s text:c="4"/>Sl+ <text:s/>08:08 <text:s text:c="2"/>0:01 /usr/lib/gnome-settings-daemon/gsd-color</text:p>
      <text:p text:style-name="P1">vulgaris <text:s/>1478 <text:s/>0.0 <text:s/>0.1 343740 20752 tty1 <text:s text:c="4"/>Sl+ <text:s/>08:08 <text:s text:c="2"/>0:00 /usr/lib/gnome-settings-daemon/gsd-clipb</text:p>
      <text:p text:style-name="P1">vulgaris <text:s/>1482 <text:s/>0.0 <text:s/>0.0 364452 <text:s/>7092 tty1 <text:s text:c="4"/>Sl+ <text:s/>08:08 <text:s text:c="2"/>0:00 /usr/lib/gnome-settings-daemon/gsd-house</text:p>
      <text:p text:style-name="P1">vulgaris <text:s/>1484 <text:s/>0.0 <text:s/>0.0 469736 13640 tty1 <text:s text:c="4"/>Sl+ <text:s/>08:08 <text:s text:c="2"/>0:00 /usr/lib/gnome-settings-daemon/gsd-datet</text:p>
      <text:p text:style-name="P1">vulgaris <text:s/>1489 <text:s/>0.0 <text:s/>0.1 1343808 24548 tty1 <text:s text:c="3"/>Sl+ <text:s/>08:08 <text:s text:c="2"/>0:01 /usr/lib/gnome-settings-daemon/gsd-media</text:p>
      <text:p text:style-name="P1">vulgaris <text:s/>1490 <text:s/>0.0 <text:s/>0.1 498156 21312 tty1 <text:s text:c="4"/>Sl+ <text:s/>08:08 <text:s text:c="2"/>0:00 /usr/lib/gnome-settings-daemon/gsd-keybo</text:p>
      <text:p text:style-name="P1">vulgaris <text:s/>1491 <text:s/>0.0 <text:s/>0.0 278168 <text:s/>5972 tty1 <text:s text:c="4"/>Sl+ <text:s/>08:08 <text:s text:c="2"/>0:00 /usr/lib/gnome-settings-daemon/gsd-mouse</text:p>
      <text:p text:style-name="P1">vulgaris <text:s/>1514 <text:s/>0.0 <text:s/>0.0 508760 12620 tty1 <text:s text:c="4"/>Sl+ <text:s/>08:08 <text:s text:c="2"/>0:00 /usr/lib/gnome-settings-daemon/gsd-print</text:p>
      <text:p text:style-name="P1">vulgaris <text:s/>1550 <text:s/>0.0 <text:s/>0.6 1023164 111848 tty1 <text:s text:c="2"/>Sl+ <text:s/>08:08 <text:s text:c="2"/>0:02 nautilus-desktop</text:p>
      <text:p text:style-name="P1">vulgaris <text:s/>1554 <text:s/>0.0 <text:s/>0.9 1320768 150204 tty1 <text:s text:c="2"/>SLl+ 08:08 <text:s text:c="2"/>0:03 /usr/bin/gnome-software --gapplication-s</text:p>
      <text:p text:style-name="P1">vulgaris <text:s/>1559 <text:s/>0.0 <text:s/>0.0 271932 <text:s/>6448 tty1 <text:s text:c="4"/>Sl+ <text:s/>08:08 <text:s text:c="2"/>0:00 /usr/lib/gnome-disk-utility/gsd-disk-uti</text:p>
      <text:p text:style-name="P1">vulgaris <text:s/>1605 <text:s/>0.0 <text:s/>0.0 204888 <text:s/>6728 tty1 <text:s text:c="4"/>Sl <text:s text:c="2"/>08:08 <text:s text:c="2"/>0:08 /usr/lib/ibus/ibus-engine-simple</text:p>
      <text:p text:style-name="P1">vulgaris <text:s/>1708 12.0 <text:s/>3.2 2898728 523720 tty1 <text:s text:c="2"/>Sl+ <text:s/>08:08 <text:s/>70:54 /usr/lib/firefox/firefox -new-window</text:p>
      <text:p text:style-name="P1">vulgaris <text:s/>1789 <text:s/>0.0 <text:s/>1.3 1707564 214788 tty1 <text:s text:c="2"/>Sl+ <text:s/>08:08 <text:s text:c="2"/>0:11 /usr/lib/firefox/firefox -contentproc -c</text:p>
      <text:p text:style-name="P1">vulgaris <text:s/>1862 <text:s/>0.2 <text:s/>1.6 1850160 267944 tty1 <text:s text:c="2"/>Sl+ <text:s/>08:08 <text:s text:c="2"/>1:40 /usr/lib/firefox/firefox -contentproc -c</text:p>
      <text:p text:style-name="P1">vulgaris <text:s/>2196 <text:s/>0.0 <text:s/>0.1 594864 27212 tty1 <text:s text:c="4"/>Sl+ <text:s/>08:09 <text:s text:c="2"/>0:00 update-notifier</text:p>
      <text:p text:style-name="P1">vulgaris <text:s/>2217 <text:s/>0.0 <text:s/>0.1 787624 31756 tty1 <text:s text:c="4"/>Sl+ <text:s/>08:10 <text:s text:c="2"/>0:00 /usr/lib/deja-dup/deja-dup-monitor</text:p>
      <text:p text:style-name="P1">vulgaris <text:s/>3266 <text:s/>0.0 <text:s/>0.0 <text:s/>29692 <text:s/>4924 pts/0 <text:s text:c="3"/>Ss+ <text:s/>09:40 <text:s text:c="2"/>0:00 bash</text:p>
      <text:p text:style-name="P1">vulgaris <text:s/>3319 <text:s/>0.0 <text:s/>0.0 <text:s/>29688 <text:s/>4940 pts/2 <text:s text:c="3"/>Ss <text:s text:c="2"/>09:40 <text:s text:c="2"/>0:00 bash</text:p>
      <text:p text:style-name="P1">vulgaris <text:s/>4438 13.9 <text:s/>2.7 2172776 447384 tty1 <text:s text:c="2"/>Sl+ <text:s/>15:46 <text:s/>18:25 /usr/lib/firefox/firefox -contentproc -c</text:p>
      <text:p text:style-name="P1">vulgaris <text:s/>4485 <text:s/>0.0 <text:s/>0.0 524124 <text:s/>7712 tty1 <text:s text:c="4"/>Sl+ <text:s/>15:46 <text:s text:c="2"/>0:00 /usr/lib/speech-dispatcher-modules/sd_es</text:p>
      <text:p text:style-name="P1"><text:soft-page-break/>vulgaris <text:s/>4491 <text:s/>0.0 <text:s/>0.0 421364 <text:s/>5364 tty1 <text:s text:c="4"/>Sl+ <text:s/>15:46 <text:s text:c="2"/>0:00 /usr/lib/speech-dispatcher-modules/sd_ge</text:p>
      <text:p text:style-name="P1">vulgaris <text:s/>4494 <text:s/>0.0 <text:s/>0.0 421340 <text:s/>5204 tty1 <text:s text:c="4"/>Sl+ <text:s/>15:46 <text:s text:c="2"/>0:00 /usr/lib/speech-dispatcher-modules/sd_du</text:p>
      <text:p text:style-name="P1">vulgaris <text:s/>4702 <text:s/>2.7 <text:s/>0.2 390796 37932 tty1 <text:s text:c="4"/>Sl+ <text:s/>16:11 <text:s text:c="2"/>2:56 /usr/lib/firefox/plugin-container /home/</text:p>
      <text:p text:style-name="P1">vulgaris 12888 <text:s/>0.0 <text:s/>0.5 1504968 82688 tty1 <text:s text:c="3"/>Sl+ <text:s/>17:44 <text:s text:c="2"/>0:00 /usr/lib/firefox/firefox -contentproc -c</text:p>
      <text:p text:style-name="P1">vulgaris 14094 <text:s/>0.0 <text:s/>0.0 <text:s text:c="2"/>4508 <text:s text:c="2"/>740 pts/0 <text:s text:c="3"/>T <text:s text:c="3"/>17:56 <text:s text:c="2"/>0:00 ./parent-child2</text:p>
      <text:p text:style-name="P1">vulgaris 14095 <text:s/>0.0 <text:s/>0.0 <text:s text:c="2"/>4508 <text:s text:c="3"/>76 pts/0 <text:s text:c="3"/>T <text:s text:c="3"/>17:56 <text:s text:c="2"/>0:00 ./parent-child2</text:p>
      <text:p text:style-name="P1">vulgaris 14266 <text:s/>0.0 <text:s/>0.0 <text:s/>46772 <text:s/>3572 pts/2 <text:s text:c="3"/>R+ <text:s text:c="2"/>17:58 <text:s text:c="2"/>0:00 ps -u</text:p>
      <text:p text:style-name="P1"/>
      <text:p text:style-name="P4">Killed process is no longer run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49:09.535186566</meta:creation-date>
    <dc:date>2018-11-06T17:59:17.462531070</dc:date>
    <meta:editing-duration>PT10M6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4" meta:paragraph-count="101" meta:word-count="1115" meta:character-count="9477" meta:non-whitespace-character-count="7495"/>
  </office:meta>
</office:document-meta>
</file>